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0 = A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0 = </text:span><text:span text:style-name="T2">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0 = </text:span><text:span text:style-name="T2">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 0 equals </text:span><text:span text:style-name="T8">A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9">// Dedicated to God the Father</text:span></text:p>
            <text:p text:style-name="P9"><text:span text:style-name="T9">// All Rights Reserved Christopher Andrew Topalian Copyright 2000-2024</text:span></text:p>
            <text:p text:style-name="P9"><text:span text:style-name="T9">// https://github.com/ChristopherTopalian</text:span></text:p>
            <text:p text:style-name="P9"><text:span text:style-name="T9">// https://github.com/ChristopherAndrewTopalian</text:span></text:p>
            <text:p text:style-name="P9"><text:span text:style-name="T9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Youtube.com/@CollegeOfScripting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